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e957e" officeooo:paragraph-rsid="000e957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e957e" officeooo:paragraph-rsid="000e957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957e" officeooo:paragraph-rsid="00106521" style:font-weight-asian="normal" style:font-weight-complex="normal"/>
    </style:style>
    <style:style style:name="P4" style:family="paragraph" style:parent-style-name="Standard">
      <style:text-properties fo:font-weight="normal" officeooo:rsid="000e957e" officeooo:paragraph-rsid="0010652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6521" officeooo:paragraph-rsid="0010652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weight="bold" officeooo:rsid="00106521" officeooo:paragraph-rsid="0010652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6521" officeooo:paragraph-rsid="0010652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e957e" officeooo:paragraph-rsid="000e957e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0e957e" officeooo:paragraph-rsid="00106521" style:font-weight-asian="bold" style:font-weight-complex="bold"/>
    </style:style>
    <style:style style:name="P10" style:family="paragraph" style:parent-style-name="Standard" style:list-style-name="L2">
      <style:text-properties fo:font-weight="bold" officeooo:rsid="000e957e" officeooo:paragraph-rsid="00106521" style:font-weight-asian="bold" style:font-weight-complex="bold"/>
    </style:style>
    <style:style style:name="P11" style:family="paragraph" style:parent-style-name="Standard" style:list-style-name="L1">
      <style:text-properties fo:font-weight="normal" officeooo:rsid="000e957e" officeooo:paragraph-rsid="0010652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e957e" officeooo:paragraph-rsid="000e957e" style:font-weight-asian="normal" style:font-weight-complex="normal"/>
    </style:style>
    <style:style style:name="T1" style:family="text">
      <style:text-properties officeooo:rsid="0010efe0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PARA TRABAJAR CON BBDD</text:p>
      <text:p text:style-name="P1"/>
      <text:p text:style-name="P8">1. Añadir el .jar con la conexión al sistema Gestor de base de datos en la carpeta Librerías del proyecto.</text:p>
      <text:p text:style-name="P8"/>
      <text:p text:style-name="P8">2. Importar java.sql.*;</text:p>
      <text:p text:style-name="P2"/>
      <text:p text:style-name="P8">3. Crear la conexión</text:p>
      <text:p text:style-name="P2"><text:tab/><text:span text:style-name="T1">Se crea en un try para capturar la excepción SQLException. Se puede abrir con recursos.</text:span><text:tab/></text:p>
      <text:p text:style-name="P2"/>
      <text:p text:style-name="P2"><text:tab/>Connection con = DriverManager.getConnection ( String url, String usuario, String <text:tab/>password );</text:p>
      <text:p text:style-name="P2"/>
      <text:p text:style-name="P2"><text:tab/><text:tab/>URL: “jdbc:mysql://localhost/nombreBBDD</text:p>
      <text:p text:style-name="P2"><text:tab/><text:tab/></text:p>
      <text:p text:style-name="P2"><text:tab/><text:tab/>Usuario: root</text:p>
      <text:p text:style-name="P2"/>
      <text:p text:style-name="P2"><text:tab/><text:tab/>Password: 1234</text:p>
      <text:p text:style-name="P2"/>
      <text:p text:style-name="P2"/>
      <text:p text:style-name="P2"/>
      <text:p text:style-name="P7">4. Crear objeto tipo Statement</text:p>
      <text:p text:style-name="P5"/>
      <text:p text:style-name="P5"><text:tab/>Statement sentencia = con.createStatement();</text:p>
      <text:p text:style-name="P5"/>
      <text:p text:style-name="P5"/>
      <text:p text:style-name="P6">Métodos más importantes del objeto Statement</text:p>
      <text:p text:style-name="P5"/>
      <text:list xml:id="list4108769991" text:style-name="L1">
        <text:list-item>
          <text:p text:style-name="P9">Realizar consultas Select</text:p>
          <text:p text:style-name="P11"/>
        </text:list-item>
      </text:list>
      <text:p text:style-name="P4"><text:tab/><text:tab/>ResultSet executeQuery(String consulta) → Se castea desde el objeto Statement.</text:p>
      <text:p text:style-name="P4"/>
      <text:p text:style-name="P3"><text:tab/><text:tab/>Sentencia.exequteQuery( “Select * from nombreTabla”)</text:p>
      <text:p text:style-name="P3"/>
      <text:p text:style-name="P3"/>
      <text:list xml:id="list2460864926" text:style-name="L2">
        <text:list-item>
          <text:p text:style-name="P10">Realizar operaciones DML ( Insert, Update, Delete ).</text:p>
        </text:list-item>
      </text:list>
      <text:p text:style-name="P4"/>
      <text:p text:style-name="P4"><text:tab/>int executeUpdate (String consulta)→ Devuelve el número de filas que se han visto <text:tab/>modificadas por la operación. Se castea desde el objeto Statement.</text:p>
      <text:p text:style-name="P4"/>
      <text:p text:style-name="P3"><text:tab/>Sentencia.executeUpdate (“Insert into nombreTabla values ( valor1, valor2 … valorN)”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7:17:53.372342850</meta:creation-date>
    <dc:date>2024-05-10T19:02:59.500077402</dc:date>
    <meta:editing-duration>PT5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42" meta:character-count="1004" meta:non-whitespace-character-count="862"/>
  </office:meta>
</office:document-meta>
</file>